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11.929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<text:span text:style-name="T1">Gitcoin Client</text:span>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Victor Port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user-transformed="true">
          <draw:text-box>
            <text:p>This is an example<text:line-break/>(template) app.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It securely copies personhood data from Gitcoin Passport to the app.</text:p>
              </text:list-item>
              <text:list-item>
                <text:p>Real app (like my app Zon) would store the data in a DB. The example app just shows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user-transformed="true">
          <draw:text-box>
            <text:p>Future Directions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In the future we will modify Gitcoin passport to support Internet Identity.</text:p>
              </text:list-item>
              <text:list-item>
                <text:p><text:span text:style-name="T2">For now we use both Internet Identity to authenticate and an Ethereum wallet to con</text:span>nect to Passpor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9:12:56.388968277</meta:creation-date>
    <meta:editing-duration>PT4M47S</meta:editing-duration>
    <meta:editing-cycles>2</meta:editing-cycles>
    <meta:generator>LibreOffice/7.6.4.1$Linux_X86_64 LibreOffice_project/60$Build-1</meta:generator>
    <dc:title>Focus</dc:title>
    <dc:date>2024-02-29T19:17:42.741265528</dc:date>
    <meta:document-statistic meta:object-count="88"/>
  </office:meta>
</office:document-meta>
</file>